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style-name="WW_CharLFO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Základnítext" style:family="paragraph">
      <style:text-properties style:font-name-complex="Calibri"/>
    </style:style>
    <style:style style:name="T19" style:parent-style-name="instrukce" style:family="text">
      <style:text-properties style:font-name-complex="Calibri" style:use-window-font-color="true"/>
    </style:style>
    <style:style style:name="T20" style:parent-style-name="Standardnípísmoodstavce" style:family="text">
      <style:text-properties style:font-name-complex="Calibri"/>
    </style:style>
    <style:style style:name="P21" style:parent-style-name="Číslovanýseznam" style:family="paragraph">
      <style:paragraph-properties fo:text-align="start" fo:margin-left="0.3937in" fo:text-indent="-0.3937in">
        <style:tab-stops>
          <style:tab-stop style:type="left" style:position="0in"/>
        </style:tab-stops>
      </style:paragraph-properties>
    </style:style>
    <style:style style:name="T22" style:parent-style-name="instrukce" style:family="text">
      <style:text-properties style:font-name-complex="Calibri" style:use-window-font-color="true"/>
    </style:style>
    <style:style style:name="P23" style:parent-style-name="Číslovanýseznam" style:family="paragraph">
      <style:paragraph-properties fo:text-align="start" fo:margin-left="0.3937in" fo:text-indent="-0.3937in">
        <style:tab-stops>
          <style:tab-stop style:type="left" style:position="0in"/>
        </style:tab-stops>
      </style:paragraph-properties>
    </style:style>
    <style:style style:name="T24" style:parent-style-name="instrukce" style:family="text">
      <style:text-properties style:font-name-complex="Calibri" style:use-window-font-color="true"/>
    </style:style>
    <style:style style:name="T25" style:parent-style-name="instrukce" style:family="text">
      <style:text-properties style:font-name-complex="Calibri" style:use-window-font-color="true"/>
    </style:style>
    <style:style style:name="P26" style:parent-style-name="Číslovanýseznam" style:family="paragraph">
      <style:paragraph-properties fo:text-align="start" fo:margin-left="0.3937in" fo:text-indent="-0.3937in">
        <style:tab-stops>
          <style:tab-stop style:type="left" style:position="0in"/>
        </style:tab-stops>
      </style:paragraph-properties>
    </style:style>
    <style:style style:name="T27" style:parent-style-name="instrukce" style:family="text">
      <style:text-properties style:font-name-complex="Calibri" style:use-window-font-color="true"/>
    </style:style>
    <style:style style:name="P28" style:parent-style-name="Číslovanýseznam" style:family="paragraph">
      <style:paragraph-properties fo:text-align="start" fo:margin-left="0.3937in" fo:text-indent="-0.3937in">
        <style:tab-stops>
          <style:tab-stop style:type="left" style:position="0in"/>
        </style:tab-stops>
      </style:paragraph-properties>
    </style:style>
    <style:style style:name="T29" style:parent-style-name="instrukce" style:family="text">
      <style:text-properties style:font-name-complex="Calibri" style:use-window-font-color="true"/>
    </style:style>
    <style:style style:name="P30" style:parent-style-name="Číslovanýseznam" style:family="paragraph">
      <style:paragraph-properties fo:text-align="start" fo:margin-left="0.3937in" fo:text-indent="-0.3937in">
        <style:tab-stops>
          <style:tab-stop style:type="left" style:position="0in"/>
        </style:tab-stops>
      </style:paragraph-properties>
    </style:style>
    <style:style style:name="T31" style:parent-style-name="instrukce" style:family="text">
      <style:text-properties style:font-name-complex="Calibri" style:use-window-font-color="true"/>
    </style:style>
    <style:style style:name="T32" style:parent-style-name="instrukce" style:family="text">
      <style:text-properties style:font-name-complex="Calibri" style:use-window-font-color="true"/>
    </style:style>
    <style:style style:name="P33" style:parent-style-name="Číslovanýseznam" style:family="paragraph">
      <style:paragraph-properties fo:text-align="start" fo:margin-left="0.3937in" fo:text-indent="-0.3937in">
        <style:tab-stops>
          <style:tab-stop style:type="left" style:position="0in"/>
        </style:tab-stops>
      </style:paragraph-properties>
    </style:style>
    <style:style style:name="T34" style:parent-style-name="instrukce" style:family="text">
      <style:text-properties style:font-name-complex="Calibri" style:use-window-font-color="true"/>
    </style:style>
    <style:style style:name="T35" style:parent-style-name="Silné" style:family="text">
      <style:text-properties style:font-name-complex="Calibri"/>
    </style:style>
    <style:style style:name="T36" style:parent-style-name="Standardnípísmoodstavce" style:family="text">
      <style:text-properties style:font-name-complex="Calibri"/>
    </style:style>
    <style:style style:name="T37" style:parent-style-name="Standardnípísmoodstavce" style:family="text">
      <style:text-properties style:font-name-complex="Calibri"/>
    </style:style>
    <style:style style:name="P38" style:parent-style-name="Nadpis2" style:family="paragraph">
      <style:text-properties style:font-name-complex="Calibri"/>
    </style:style>
    <style:style style:name="P39" style:parent-style-name="Základnítext" style:family="paragraph">
      <style:text-properties style:font-name-complex="Calibri"/>
    </style:style>
    <style:style style:name="P40" style:parent-style-name="Základnítext" style:family="paragraph">
      <style:paragraph-properties fo:text-align="start"/>
    </style:style>
    <style:style style:name="T41" style:parent-style-name="Standardnípísmoodstavce" style:family="text">
      <style:text-properties style:font-name-complex="Calibri" fo:font-weight="bold" style:font-weight-asian="bold"/>
    </style:style>
    <style:style style:name="T42" style:parent-style-name="Hypertextovýodkaz" style:family="text">
      <style:text-properties style:font-name-complex="Calibri" fo:font-weight="bold" style:font-weight-asian="bold"/>
    </style:style>
    <style:style style:name="T43" style:parent-style-name="Standardnípísmoodstavce" style:family="text">
      <style:text-properties style:font-name-complex="Calibri" fo:font-weight="bold" style:font-weight-asian="bold"/>
    </style:style>
    <style:style style:name="P44" style:parent-style-name="Základnítext" style:family="paragraph">
      <style:text-properties style:font-name-complex="Calibri"/>
    </style:style>
    <style:style style:name="P45" style:parent-style-name="Základnítext" style:family="paragraph">
      <style:paragraph-properties fo:text-align="start"/>
    </style:style>
    <style:style style:name="T46" style:parent-style-name="Standardnípísmoodstavce" style:family="text">
      <style:text-properties style:font-name-complex="Calibri" fo:font-weight="bold" style:font-weight-asian="bold"/>
    </style:style>
    <style:style style:name="T47" style:parent-style-name="Hypertextovýodkaz" style:family="text">
      <style:text-properties style:font-name-complex="Calibri" fo:font-weight="bold" style:font-weight-asian="bold"/>
    </style:style>
    <style:style style:name="T48" style:parent-style-name="Standardnípísmoodstavce" style:family="text">
      <style:text-properties style:font-name-complex="Calibri" fo:font-weight="bold" style:font-weight-asian="bold"/>
    </style:style>
    <style:style style:name="P49" style:parent-style-name="Základnítext" style:family="paragraph">
      <style:text-properties style:font-name-complex="Calibri"/>
    </style:style>
    <style:style style:name="P50" style:parent-style-name="Základnítext" style:family="paragraph">
      <style:paragraph-properties fo:text-align="start"/>
    </style:style>
    <style:style style:name="T51" style:parent-style-name="Standardnípísmoodstavce" style:family="text">
      <style:text-properties style:font-name-complex="Calibri" fo:font-weight="bold" style:font-weight-asian="bold"/>
    </style:style>
    <style:style style:name="T52" style:parent-style-name="Hypertextovýodkaz" style:family="text">
      <style:text-properties style:font-name-complex="Calibri" fo:font-weight="bold" style:font-weight-asian="bold"/>
    </style:style>
    <style:style style:name="T53" style:parent-style-name="Standardnípísmoodstavce" style:family="text">
      <style:text-properties style:font-name-complex="Calibri" fo:font-weight="bold" style:font-weight-asian="bold"/>
    </style:style>
    <style:style style:name="T54" style:parent-style-name="Standardnípísmoodstavce" style:family="text">
      <style:text-properties style:font-name-complex="Calibri"/>
    </style:style>
    <style:style style:name="T55" style:parent-style-name="Standardnípísmoodstavce" style:family="text">
      <style:text-properties style:font-name-complex="Calibri"/>
    </style:style>
    <style:style style:name="T56" style:parent-style-name="Hypertextovýodkaz" style:family="text">
      <style:text-properties style:font-name-complex="Calibri"/>
    </style:style>
    <style:style style:name="T57" style:parent-style-name="Hypertextovýodkaz" style:family="text">
      <style:text-properties style:font-name-complex="Calibri"/>
    </style:style>
    <style:style style:name="T58" style:parent-style-name="Standardnípísmoodstavce" style:family="text">
      <style:text-properties style:font-name-complex="Calibri"/>
    </style:style>
    <style:style style:name="P59" style:parent-style-name="Nadpis2" style:family="paragraph">
      <style:text-properties style:font-name-complex="Calibri"/>
    </style:style>
    <style:style style:name="P60" style:parent-style-name="Základnítext" style:family="paragraph">
      <style:text-properties style:font-name-complex="Calibri"/>
    </style:style>
    <style:style style:name="P61" style:parent-style-name="Nadpis2" style:family="paragraph">
      <style:text-properties style:font-name-complex="Calibri"/>
    </style:style>
    <style:style style:name="T62" style:parent-style-name="instrukce" style:family="text">
      <style:text-properties style:font-name-complex="Calibri" style:use-window-font-color="true"/>
    </style:style>
    <style:style style:name="T63" style:parent-style-name="instrukce" style:family="text">
      <style:text-properties style:font-name-complex="Calibri" fo:font-weight="bold" style:font-weight-asian="bold" style:use-window-font-color="true"/>
    </style:style>
    <style:style style:name="T64" style:parent-style-name="instrukce" style:family="text">
      <style:text-properties style:font-name-complex="Calibri" style:use-window-font-color="true"/>
    </style:style>
    <style:style style:name="T65" style:parent-style-name="Standardnípísmoodstavce" style:family="text">
      <style:text-properties style:font-name-complex="Calibri"/>
    </style:style>
    <style:style style:name="T66" style:parent-style-name="instrukce" style:family="text">
      <style:text-properties style:font-name-complex="Calibri" style:use-window-font-color="true"/>
    </style:style>
    <style:style style:name="T67" style:parent-style-name="instrukce" style:family="text">
      <style:text-properties style:font-name-complex="Calibri" style:use-window-font-color="true"/>
    </style:style>
    <style:style style:name="T68" style:parent-style-name="Standardnípísmoodstavce" style:family="text">
      <style:text-properties style:font-name-complex="Calibri"/>
    </style:style>
    <style:style style:name="T69" style:parent-style-name="instrukce" style:family="text">
      <style:text-properties style:font-name-complex="Calibri" style:use-window-font-color="true"/>
    </style:style>
    <style:style style:name="T70" style:parent-style-name="Standardnípísmoodstavce" style:family="text">
      <style:text-properties style:font-name-complex="Calibri"/>
    </style:style>
    <style:style style:name="T71" style:parent-style-name="Standardnípísmoodstavce" style:family="text">
      <style:text-properties style:font-name-complex="Calibri" fo:font-weight="bold" style:font-weight-asian="bold"/>
    </style:style>
    <style:style style:name="T72" style:parent-style-name="Standardnípísmoodstavce" style:family="text">
      <style:text-properties style:font-name-complex="Calibri"/>
    </style:style>
    <style:style style:name="T73" style:parent-style-name="Standardnípísmoodstavce" style:family="text">
      <style:text-properties style:font-name-complex="Calibri"/>
    </style:style>
    <style:style style:name="T74" style:parent-style-name="Hypertextovýodkaz" style:family="text">
      <style:text-properties style:font-name-complex="Calibri"/>
    </style:style>
    <style:style style:name="T75" style:parent-style-name="Standardnípísmoodstavce" style:family="text">
      <style:text-properties style:font-name-complex="Calibri"/>
    </style:style>
    <style:style style:name="T76" style:parent-style-name="Standardnípísmoodstavce" style:family="text">
      <style:text-properties style:font-name-complex="Calibri" style:font-size-complex="11.5pt"/>
    </style:style>
    <style:style style:name="T77" style:parent-style-name="Standardnípísmoodstavce" style:family="text">
      <style:text-properties style:font-name-complex="Calibri" fo:font-weight="bold" style:font-weight-asian="bold" style:font-size-complex="11.5pt"/>
    </style:style>
    <style:style style:name="T78" style:parent-style-name="Standardnípísmoodstavce" style:family="text">
      <style:text-properties style:font-name-complex="Calibri" style:font-size-complex="11.5pt"/>
    </style:style>
    <style:style style:name="T79" style:parent-style-name="Standardnípísmoodstavce" style:family="text">
      <style:text-properties style:font-name-complex="Calibri" style:font-size-complex="11.5pt"/>
    </style:style>
    <style:style style:name="T80" style:parent-style-name="Standardnípísmoodstavce" style:family="text">
      <style:text-properties style:font-name-complex="Calibri" style:font-size-complex="11.5pt" fo:background-color="#FFFFFF"/>
    </style:style>
    <style:style style:name="T81" style:parent-style-name="Standardnípísmoodstavce" style:family="text">
      <style:text-properties style:font-name-complex="Calibri" style:font-size-complex="11.5pt"/>
    </style:style>
    <style:style style:name="T82" style:parent-style-name="Standardnípísmoodstavce" style:family="text">
      <style:text-properties style:font-name-complex="Calibri"/>
    </style:style>
    <style:style style:name="T83" style:parent-style-name="Standardnípísmoodstavce" style:family="text">
      <style:text-properties style:font-name-complex="Calibri"/>
    </style:style>
    <style:style style:name="P84" style:parent-style-name="Základnítext" style:family="paragraph">
      <style:text-properties style:font-name-complex="Calibri"/>
    </style:style>
    <style:style style:name="P85" style:parent-style-name="Základnítext" style:family="paragraph">
      <style:text-properties style:font-name-complex="Calibri"/>
    </style:style>
    <style:style style:name="P86" style:parent-style-name="Základnítext" style:family="paragraph">
      <style:text-properties style:font-name-complex="Calibri"/>
    </style:style>
    <style:style style:name="P87" style:parent-style-name="podpis" style:family="paragraph">
      <style:paragraph-properties fo:margin-top="0.3333in"/>
      <style:text-properties style:font-name-complex="Calibri"/>
    </style:style>
    <style:style style:name="P88" style:parent-style-name="podpis" style:family="paragraph">
      <style:text-properties style:font-name-complex="Calibri"/>
    </style:style>
    <style:style style:name="T89" style:parent-style-name="Standardnípísmoodstavce" style:family="text"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K106 15/2024</text:p>
            <text:p text:style-name="Normální">KVOP-13020/2024</text:p>
            <text:p text:style-name="Normální">02. 04. 2024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s text:c="5"/></text:p>
            <text:p text:style-name="Normální"><text:s text:c="5"/></text:p>
            <text:p text:style-name="Normální">Vážená paní</text:p>
            <text:p text:style-name="Normální">M. M.</text:p>
            <text:p text:style-name="Normální"/>
            <text:p text:style-name="Normální"/>
            <text:p text:style-name="Normální"/>
            <text:p text:style-name="P17">ID DS:</text:p>
            <text:p text:style-name="Normální"/>
            <text:p text:style-name="Normální"/>
          </table:table-cell>
        </table:table-row>
      </table:table>
      <text:h text:style-name="Nadpis1" text:outline-level="1">Odpověď na žádost o informace</text:h>
      <text:h text:style-name="Nadpis1" text:outline-level="1">podle zákona č. 106/1999 Sb.,<text:s/>o svobodném přístupu k informacím</text:h>
      <text:p text:style-name="P18">Vážená paní magistro,</text:p>
      <text:p text:style-name="Základnítext"><text:span text:style-name="T19">22. března 2024 jste nám poslala</text:span><text:span text:style-name="T20"><text:s/>žádost o informace. Ptala jste se na to:</text:span></text:p>
      <text:list text:style-name="LFO3_1" text:continue-numbering="true">
        <text:list-item>
          <text:p text:style-name="P21"><text:span text:style-name="T22">Kolik žalob ve veřejném zájmu (§ 66 odst. 3 zákona č. 150/2002 Sb.) podal ombudsman od 1. 1. 2003?</text:span></text:p>
        </text:list-item>
        <text:list-item>
          <text:p text:style-name="P23"><text:span text:style-name="T24">Kolika z těchto žalob bylo<text:s/></text:span><text:span text:style-name="T25">vyhověno, kolik bylo zamítnuto, kolik skončilo jiným výsledkem a o kolika z nich nebylo rozhodnuto?<text:s/></text:span></text:p>
        </text:list-item>
        <text:list-item>
          <text:p text:style-name="P26"><text:span text:style-name="T27">U kterých krajských soudů a pod jakou spisovou značkou byla tato řízení vedena?</text:span></text:p>
        </text:list-item>
        <text:list-item>
          <text:p text:style-name="P28"><text:span text:style-name="T29">Kolik kasačních stížností ombudsman podal?<text:s/></text:span></text:p>
        </text:list-item>
        <text:list-item>
          <text:p text:style-name="P30"><text:span text:style-name="T31">Kolika z kasačních stížností<text:s/></text:span><text:span text:style-name="T32">bylo vyhověno, kolik bylo zamítnuto, kolik skončilo jiným výsledkem a o kolika z nich nebylo rozhodnuto?<text:s/></text:span></text:p>
        </text:list-item>
        <text:list-item>
          <text:p text:style-name="P33"><text:span text:style-name="T34">Pod jakými spisovými značkami byla tato řízení vedena?</text:span></text:p>
        </text:list-item>
      </text:list>
      <text:p text:style-name="Základnítext"><text:span text:style-name="T35">Dáváme Vám všechny informace</text:span><text:span text:style-name="T36">. Žaloby ve veřejném zájmu a kasační stížnosti jsou úzce propojeny.</text:span><text:span text:style-name="T37"><text:s/>Proto nám přišlo přehlednější některé odpovědi spojit, aby z nich byl patrný procesní vývoj řízení a případně i jeho výsledek.</text:span></text:p>
      <text:h text:style-name="P38" text:outline-level="2">K otázce č. 1</text:h>
      <text:p text:style-name="P39">Ombudsman podal celkem 3 žaloby ve veřejném zájmu. Přikládám také odkazy na tyto kauzy v Evidenci stanovisek ochránce (ESO).</text:p>
      <text:list text:style-name="LFO4" text:continue-numbering="true">
        <text:list-item>
          <text:p text:style-name="P40"><text:span text:style-name="T41">Fotovoltaická elektrárna Moldava (sp. zn. 11/2012/SZD,<text:s/></text:span><text:a xlink:href="https://eso.ochrance.cz/Nalezene/Edit/1668" office:target-frame-name="_top" xlink:show="replace"><text:span text:style-name="T42">https://eso.ochrance.cz/Nalezene/Edit/1668</text:span></text:a><text:span text:style-name="T43">)</text:span></text:p>
        </text:list-item>
      </text:list>
      <text:p text:style-name="P44">Ombudsman podal žalobu proti správním rozhodnutím vedoucím k povolení stavby fotovoltaické elektrárny. Podle jeho názoru byl v těchto řízeních upřednostněn soukromý zájem před veřejným zájmem na ochraně nezastavěného území a ochraně životního prostředí.</text:p>
      <text:list text:style-name="LFO4" text:continue-numbering="true">
        <text:list-item>
          <text:p text:style-name="P45"><text:span text:style-name="T46">Znevýhodnění žadatelů o důchod z nástupnických států SSSR (sp. zn. 40/2017/SZD,<text:s/></text:span><text:a xlink:href="https://eso.ochrance.cz/Nalezene/Edit/7952" office:target-frame-name="_top" xlink:show="replace"><text:span text:style-name="T47">https://eso.ochrance.cz/Nalezene/Edit/7952</text:span></text:a><text:span text:style-name="T48">)</text:span></text:p>
        </text:list-item>
      </text:list>
      <text:soft-page-break/>
      <text:p text:style-name="P49">Ombudsman podal žalobu proti ČSSZ, která u občanů postsovětských států při žádosti o potvrzení doby pojištění oslovuje pouze stát, jehož je žadatel občanem. A už ne další státy, kde takový člověk v průběhu života pracoval (jak by to bylo u občanů ČR).</text:p>
      <text:list text:style-name="LFO4" text:continue-numbering="true">
        <text:list-item>
          <text:p text:style-name="P50"><text:span text:style-name="T51">Šantovka Tower (sp. zn. 5/2020/SZD,<text:s/></text:span><text:a xlink:href="https://eso.ochrance.cz/Nalezene/Edit/7814" office:target-frame-name="_top" xlink:show="replace"><text:span text:style-name="T52">https://eso.ochrance.cz/Nalezene/Edit/7814</text:span></text:a><text:span text:style-name="T53">)</text:span></text:p>
        </text:list-item>
      </text:list>
      <text:p text:style-name="Základnítext"><text:span text:style-name="T54">Ombudsman podal žalobu<text:s/></text:span><text:span text:style-name="T55">proti územnímu rozhodnutí, kterým byl umístěn stavební záměr „Šantovka Tower“ v Olomouci.<text:s/></text:span><text:a xlink:href="https://www.ochrance.cz/aktualne/planovana_stavba_santovka_tower_v_olomouci_miri_k_nejvyssimu_spravnimu_soudu_ombudsman_podal_kasacni_stiznost/" office:target-frame-name="_top" xlink:show="replace"><text:span text:style-name="T56">Tisko</text:span><text:span text:style-name="T57">vá zpráva na webu</text:span></text:a><text:span text:style-name="T58">.</text:span></text:p>
      <text:h text:style-name="P59" text:outline-level="2">K otázce č. 4</text:h>
      <text:p text:style-name="P60">Ombudsman podal kasační stížnost ve všech 3 řízeních.<text:s/></text:p>
      <text:h text:style-name="P61" text:outline-level="2">K otázkám č. 2, 3, 5 a 6</text:h>
      <text:p text:style-name="Základnítext"><text:span text:style-name="T62">Úspěšná byla žaloba ve věci<text:s/></text:span><text:span text:style-name="T63">fotovoltaické elektrárny Moldava</text:span><text:span text:style-name="T64">. Naposledy rozhodl Krajský soud v Ústí nad Labem (rozsudek č. j.<text:s/></text:span><text:span text:style-name="T65">15A 108/2013-277</text:span><text:span text:style-name="T66">)</text:span><text:span text:style-name="T67">. Nejvyšší správní soud poté zamítl kasační stížnost žalovaného (č. j.<text:s/></text:span><text:span text:style-name="T68">9 As 24/2016 – 109)</text:span><text:span text:style-name="T69"><text:s/></text:span></text:p>
      <text:p text:style-name="Základnítext"><text:span text:style-name="T70">Neúspěšná byla žaloba o </text:span><text:span text:style-name="T71">znevýhodnění žadatelů o důchod z nástupnických států SSSR</text:span><text:span text:style-name="T72">. Žalobu odmítl Krajský soud v Brně (č. j. 41 Ad 22/2018 – 77). Ombudsman podal kas</text:span><text:span text:style-name="T73">ační stížnost, kterou zamítl Nejvyšší správní soud (rozsudek č. j.<text:s/></text:span><text:a xlink:href="https://vyhledavac.nssoud.cz/DokumentDetail/Index/714024" office:target-frame-name="_top" xlink:show="replace"><text:span text:style-name="T74">4 Ads 131/2021-27</text:span></text:a><text:span text:style-name="T75">).</text:span></text:p>
      <text:p text:style-name="Základnítext"><text:span text:style-name="T76">O žalobě ve věci<text:s/></text:span><text:span text:style-name="T77">Šantovka Tower</text:span><text:span text:style-name="T78"><text:s/>zatím probíhá soudní jednání. Žalobu odmítl Krajský soud v Ostr</text:span><text:span text:style-name="T79">avě – pobočka v Olomouci (č. j.<text:s/></text:span><text:span text:style-name="T80">65 A 18/2020-383</text:span><text:span text:style-name="T81">). Ombudsman podal kasační stížnost. Nejvyšší správní soud usnesení krajského soudu zrušil a věc mu vrátil k dalšímu řízení (č. j. 1 As 174/2022 – 92). Krajský soud v březnu 2024 žalobu znovu odmítl.<text:s/></text:span></text:p>
      <text:p text:style-name="Základnítext"><text:span text:style-name="T82">Odkazy<text:s/></text:span><text:span text:style-name="T83">na všechna dostupná rozhodnutí správních soudů jsou součástí záznamů v ESO.</text:span></text:p>
      <text:p text:style-name="P84">Přeji hodně štěstí s rigorózní prací.</text:p>
      <text:p text:style-name="P85">S pozdravem</text:p>
      <text:p text:style-name="P86"/>
      <text:p text:style-name="P87">JUDr. Pavel Pořízek, Ph.D. v. r.</text:p>
      <text:p text:style-name="P88">vedoucí Kanceláře veřejného ochránce práv</text:p>
      <text:p text:style-name="podpis"><text:span text:style-name="T89">(podepsáno elektronicky)</text:span>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style-name="WW_CharLFO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ECBBT*</text:span></text:p>
        <text:p text:style-name="P12"><text:span text:style-name="T13">KVOPX00ECBBT</text:span>KVOPX00ECBBT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4-04-09T09:26:00Z</meta:creation-date>
    <dc:date>2024-04-09T09:31:00Z</dc:date>
    <meta:print-date>2016-06-27T07:08:00Z</meta:print-date>
    <meta:template xlink:href="KVOP_dopis%20vedoucího" xlink:type="simple"/>
    <meta:editing-cycles>4</meta:editing-cycles>
    <meta:editing-duration>PT120S</meta:editing-duration>
    <meta:user-defined meta:name="ContentTypeId">0x010100D3A71DC738674B4893D02C4CA0E22FAC</meta:user-defined>
    <meta:document-statistic meta:page-count="2" meta:paragraph-count="7" meta:word-count="541" meta:character-count="3729" meta:row-count="26" meta:non-whitespace-character-count="3195"/>
  </office:meta>
</office:document-meta>
</file>